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objectwithoutfill">
      <style:graphic-properties draw:marker-end="Arrow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text-underline-style="none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 style:text-underline-style="none" style:font-size-asian="14pt" style:font-size-complex="14pt"/>
    </style:style>
    <style:style style:name="T3" style:family="text">
      <style:text-properties style:text-underline-style="none"/>
    </style:style>
    <style:style style:name="T4" style:family="text">
      <style:text-properties fo:font-size="14pt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3.81cm" svg:height="3.81cm" svg:x="2.169cm" svg:y="12.886cm">
          <text:p text:style-name="P1"><text:span text:style-name="T1">IDLE</text:span></text:p>
          <text:p text:style-name="P1"><text:span text:style-name="T2">Stop the</text:span></text:p>
          <text:p text:style-name="P1"><text:span text:style-name="T2">motors</text:span></text:p>
        </draw:circle>
        <draw:circle draw:style-name="gr1" draw:text-style-name="P1" draw:layer="layout" svg:width="3.81cm" svg:height="3.81cm" svg:x="8.633cm" svg:y="12.886cm">
          <text:p text:style-name="P1"><text:span text:style-name="T1">READ LINE</text:span></text:p>
        </draw:circle>
        <draw:circle draw:style-name="gr1" draw:text-style-name="P1" draw:layer="layout" svg:width="3.81cm" svg:height="3.81cm" svg:x="12.147cm" svg:y="7.226cm">
          <text:p text:style-name="P1"><text:span text:style-name="T3">GO</text:span></text:p>
          <text:p text:style-name="P1"><text:span text:style-name="T1">FORWARD</text:span></text:p>
          <text:p text:style-name="P1"><text:span text:style-name="T2">Drive</text:span></text:p>
        </draw:circle>
        <draw:circle draw:style-name="gr1" draw:text-style-name="P1" draw:layer="layout" svg:width="3.81cm" svg:height="3.81cm" svg:x="15.397cm" svg:y="13.086cm">
          <text:p text:style-name="P1"><text:span text:style-name="T3">GO</text:span></text:p>
          <text:p text:style-name="P1"><text:span text:style-name="T1">LEFT</text:span></text:p>
          <text:p text:style-name="P1"><text:span text:style-name="T2">Turn</text:span></text:p>
        </draw:circle>
        <draw:circle draw:style-name="gr1" draw:text-style-name="P1" draw:layer="layout" svg:width="3.81cm" svg:height="3.81cm" svg:x="11.881cm" svg:y="18.747cm">
          <text:p text:style-name="P1"><text:span text:style-name="T3">GO</text:span></text:p>
          <text:p text:style-name="P1"><text:span text:style-name="T1">RIGHT</text:span></text:p>
          <text:p text:style-name="P1"><text:span text:style-name="T2">Turn</text:span></text:p>
        </draw:circle>
        <draw:path draw:style-name="gr2" draw:text-style-name="P1" draw:layer="layout" svg:width="0.384cm" svg:height="2.325cm" draw:transform="skewX (-0.61679935765468) rotate (-1.20392811802665) translate (13.497cm 10.986cm)" svg:viewBox="0 0 385 2326" svg:d="m0 0c682 459 285 1611 111 2326">
          <text:p/>
        </draw:path>
        <draw:path draw:style-name="gr2" draw:text-style-name="P1" draw:layer="layout" svg:width="3.28cm" svg:height="3cm" draw:transform="skewX (-0.61679935765468) rotate (-1.20392811802665) translate (7.69904826887179cm 10.7031319611456cm)" svg:viewBox="0 0 3281 3001" svg:d="m0 3001c525-1005 1937-2330 3281-3001">
          <text:p/>
        </draw:path>
        <draw:path draw:style-name="gr2" draw:text-style-name="P1" draw:layer="layout" svg:width="0.485cm" svg:height="2.264cm" draw:transform="skewX (-0.61679935765468) rotate (-1.20392811802665) translate (12.5498462964115cm 10.1633389168311cm)" svg:viewBox="0 0 486 2265" svg:d="m486 2265c-602-763-624-972-179-2265">
          <text:p/>
        </draw:path>
        <draw:path draw:style-name="gr2" draw:text-style-name="P1" draw:layer="layout" svg:width="3.144cm" svg:height="2.776cm" draw:transform="skewX (-0.61679935765468) rotate (-1.20392811802665) translate (14.2780277929569cm 12.4715949784562cm)" svg:viewBox="0 0 3145 2777" svg:d="m3145 0c-536 851-1768 2075-3145 2777">
          <text:p/>
        </draw:path>
        <draw:path draw:style-name="gr2" draw:text-style-name="P1" draw:layer="layout" svg:width="0.51cm" svg:height="2.291cm" draw:transform="skewX (0.617148423505078) rotate (1.20427718387586) translate (11.7389325914642cm 16.5159710258096cm)" svg:viewBox="0 0 511 2292" svg:d="m327 0c378 1034 129 1757-327 2292">
          <text:p/>
        </draw:path>
        <draw:path draw:style-name="gr2" draw:text-style-name="P1" draw:layer="layout" svg:width="0.441cm" svg:height="2.238cm" draw:transform="skewX (0.61679935765468) rotate (1.20375358510026) translate (10.9273459843821cm 17.0246618903819cm)" svg:viewBox="0 0 442 2239" svg:d="m127 2239c-217-724-184-1580 315-2239">
          <text:p/>
        </draw:path>
        <draw:path draw:style-name="gr2" draw:text-style-name="P1" draw:layer="layout" svg:width="3.15cm" svg:height="2.776cm" draw:transform="skewX (-0.618370153981474) rotate (1.93766453556374) translate (13.588326384162cm 17.477531469773cm)" svg:viewBox="0 0 3151 2777" svg:d="m3151 0c-538 851-1772 2075-3151 2777">
          <text:p/>
        </draw:path>
        <draw:path draw:style-name="gr2" draw:text-style-name="P1" draw:layer="layout" svg:width="3.283cm" svg:height="3cm" draw:transform="skewX (-0.617497489355477) rotate (1.93766453556374) translate (6.83908166688171cm 18.8958085537519cm)" svg:viewBox="0 0 3284 3001" svg:d="m0 3001c526-1005 1940-2330 3284-3001">
          <text:p/>
        </draw:path>
        <draw:frame draw:style-name="gr3" draw:text-style-name="P3" draw:layer="layout" svg:width="3.111cm" svg:height="0.806cm" svg:x="5.811cm" svg:y="12.485cm">
          <draw:text-box>
            <text:p text:style-name="P2"><text:span text:style-name="T4">True</text:span></text:p>
          </draw:text-box>
        </draw:frame>
        <draw:frame draw:style-name="gr3" draw:text-style-name="P3" draw:layer="layout" svg:width="3.111cm" svg:height="1.361cm" svg:x="5.778cm" svg:y="16.437cm">
          <draw:text-box>
            <text:p text:style-name="P2"><text:span text:style-name="T4">Bad line data</text:span></text:p>
          </draw:text-box>
        </draw:frame>
        <draw:frame draw:style-name="gr3" draw:text-style-name="P3" draw:layer="layout" svg:width="3.111cm" svg:height="0.806cm" svg:x="12.41cm" svg:y="11.714cm">
          <draw:text-box>
            <text:p text:style-name="P2"><text:span text:style-name="T4">True</text:span></text:p>
          </draw:text-box>
        </draw:frame>
        <draw:frame draw:style-name="gr3" draw:text-style-name="P3" draw:layer="layout" svg:width="3.111cm" svg:height="0.806cm" svg:x="12.712cm" svg:y="15.801cm">
          <draw:text-box>
            <text:p text:style-name="P2"><text:span text:style-name="T4">True</text:span></text:p>
          </draw:text-box>
        </draw:frame>
        <draw:frame draw:style-name="gr3" draw:text-style-name="P3" draw:layer="layout" svg:width="3.111cm" svg:height="0.806cm" svg:x="9.363cm" svg:y="17.743cm">
          <draw:text-box>
            <text:p text:style-name="P2"><text:span text:style-name="T4">True</text:span></text:p>
          </draw:text-box>
        </draw:frame>
        <draw:frame draw:style-name="gr3" draw:text-style-name="P3" draw:layer="layout" svg:width="3.111cm" svg:height="1.361cm" svg:x="8.995cm" svg:y="10.408cm">
          <draw:text-box>
            <text:p text:style-name="P2"><text:span text:style-name="T4">Line Centered</text:span></text:p>
          </draw:text-box>
        </draw:frame>
        <draw:frame draw:style-name="gr3" draw:text-style-name="P3" draw:layer="layout" svg:width="3.111cm" svg:height="1.361cm" svg:x="13.049cm" svg:y="12.888cm">
          <draw:text-box>
            <text:p text:style-name="P2"><text:span text:style-name="T4">Line to the right</text:span></text:p>
          </draw:text-box>
        </draw:frame>
        <draw:frame draw:style-name="gr3" draw:text-style-name="P3" draw:layer="layout" svg:width="3.111cm" svg:height="1.361cm" svg:x="12.682cm" svg:y="16.942cm">
          <draw:text-box>
            <text:p text:style-name="P2"><text:span text:style-name="T4">Line to the lef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shall Taylor</meta:initial-creator>
    <meta:creation-date>2015-10-14T12:39:17.40</meta:creation-date>
    <dc:date>2015-10-14T16:06:10.88</dc:date>
    <dc:creator>Marshall Taylor</dc:creator>
    <meta:editing-duration>PT3H26M52S</meta:editing-duration>
    <meta:editing-cycles>2</meta:editing-cycles>
    <meta:generator>OpenOffice.org/3.3$Win32 OpenOffice.org_project/330m20$Build-9567</meta:generator>
    <meta:document-statistic meta:object-count="21"/>
  </office:meta>
</office:document-meta>
</file>